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" svg:font-family="'Lohit Devanagari'"/>
    <style:font-face style:name="Liberation Serif" svg:font-family="'Liberation Serif'" style:font-family-generic="roman" style:font-pitch="variable"/>
    <style:font-face style:name="Pyidaungsu1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7.5507in" table:align="margins"/>
    </style:style>
    <style:style style:name="Table2.A" style:family="table-column">
      <style:table-column-properties style:column-width="7.5507in" style:rel-column-width="65535*"/>
    </style:style>
    <style:style style:name="Table2.A1" style:family="table-cell">
      <style:table-cell-properties style:vertical-align="middle" fo:padding="0.0201in" fo:border="0.05pt solid #000000" style:writing-mode="page"/>
    </style:style>
    <style:style style:name="Table2.A2" style:family="table-cell">
      <style:table-cell-properties fo:padding="0in" fo:border="none" style:writing-mode="page"/>
    </style:style>
    <style:style style:name="Table4" style:family="table">
      <style:table-properties style:width="7.5507in" table:align="margins"/>
    </style:style>
    <style:style style:name="Table4.A" style:family="table-column">
      <style:table-column-properties style:column-width="7.5507in" style:rel-column-width="65535*"/>
    </style:style>
    <style:style style:name="Table4.A1" style:family="table-cell">
      <style:table-cell-properties style:writing-mode="page"/>
    </style:style>
    <style:style style:name="Table5" style:family="table">
      <style:table-properties style:width="7.6875in" fo:margin-left="0in" table:align="left"/>
    </style:style>
    <style:style style:name="Table5.A" style:family="table-column">
      <style:table-column-properties style:column-width="3.5in"/>
    </style:style>
    <style:style style:name="Table5.B" style:family="table-column">
      <style:table-column-properties style:column-width="0.25in"/>
    </style:style>
    <style:style style:name="Table5.C" style:family="table-column">
      <style:table-column-properties style:column-width="3.9375in"/>
    </style:style>
    <style:style style:name="Table5.A1" style:family="table-cell">
      <style:table-cell-properties fo:padding="0.0382in" fo:border="none" style:writing-mode="page"/>
    </style:style>
    <style:style style:name="Table1" style:family="table">
      <style:table-properties style:width="7.5507in" table:align="margins"/>
    </style:style>
    <style:style style:name="Table1.A" style:family="table-column">
      <style:table-column-properties style:column-width="0.4396in" style:rel-column-width="3815*"/>
    </style:style>
    <style:style style:name="Table1.B" style:family="table-column">
      <style:table-column-properties style:column-width="1.4931in" style:rel-column-width="12958*"/>
    </style:style>
    <style:style style:name="Table1.C" style:family="table-column">
      <style:table-column-properties style:column-width="1.8424in" style:rel-column-width="15990*"/>
    </style:style>
    <style:style style:name="Table1.D" style:family="table-column">
      <style:table-column-properties style:column-width="1.2583in" style:rel-column-width="10921*"/>
    </style:style>
    <style:style style:name="Table1.F" style:family="table-column">
      <style:table-column-properties style:column-width="1.259in" style:rel-column-width="10930*"/>
    </style:style>
    <style:style style:name="Table1.A1" style:family="table-cell">
      <style:table-cell-properties style:vertical-align="middle" fo:padding="0.0201in" fo:border-left="0.05pt solid #000000" fo:border-right="none" fo:border-top="0.05pt solid #000000" fo:border-bottom="0.05pt solid #000000" style:writing-mode="page"/>
    </style:style>
    <style:style style:name="Table1.F1" style:family="table-cell">
      <style:table-cell-properties style:vertical-align="middle" fo:padding="0.0201in" fo:border="0.05pt solid #000000" style:writing-mode="page"/>
    </style:style>
    <style:style style:name="Table1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3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4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5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6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7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8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9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1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1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1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1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1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10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1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1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1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1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1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11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1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1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1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1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1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1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1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1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1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1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1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13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1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1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1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1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14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7" style:family="table">
      <style:table-properties style:width="7.5507in" fo:break-before="page" table:align="margins"/>
    </style:style>
    <style:style style:name="Table7.A" style:family="table-column">
      <style:table-column-properties style:column-width="1.2292in" style:rel-column-width="10668*"/>
    </style:style>
    <style:style style:name="Table7.D" style:family="table-column">
      <style:table-column-properties style:column-width="0.25in" style:rel-column-width="2169*"/>
    </style:style>
    <style:style style:name="Table7.E" style:family="table-column">
      <style:table-column-properties style:column-width="3.6132in" style:rel-column-width="31362*"/>
    </style:style>
    <style:style style:name="Table7.A1" style:family="table-cell">
      <style:table-cell-properties fo:padding="0.0382in" fo:border-left="0.05pt solid #000000" fo:border-right="0.05pt solid #000000" fo:border-top="0.05pt solid #000000" fo:border-bottom="none" style:writing-mode="page"/>
    </style:style>
    <style:style style:name="Table7.D1" style:family="table-cell">
      <style:table-cell-properties fo:padding="0.0382in" fo:border="none" style:writing-mode="page"/>
    </style:style>
    <style:style style:name="Table7.A2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7.A5" style:family="table-cell">
      <style:table-cell-properties fo:padding="0.0382in" fo:border-left="0.05pt solid #000000" fo:border-right="none" fo:border-top="none" fo:border-bottom="none" style:writing-mode="page"/>
    </style:style>
    <style:style style:name="Table7.C5" style:family="table-cell">
      <style:table-cell-properties fo:padding="0.0382in" fo:border-left="none" fo:border-right="0.05pt solid #000000" fo:border-top="none" fo:border-bottom="none" style:writing-mode="page"/>
    </style:style>
    <style:style style:name="Table9" style:family="table">
      <style:table-properties style:width="7.5507in" table:align="margins"/>
    </style:style>
    <style:style style:name="Table9.A" style:family="table-column">
      <style:table-column-properties style:column-width="3.6924in" style:rel-column-width="32047*"/>
    </style:style>
    <style:style style:name="Table9.B" style:family="table-column">
      <style:table-column-properties style:column-width="0.2431in" style:rel-column-width="2109*"/>
    </style:style>
    <style:style style:name="Table9.C" style:family="table-column">
      <style:table-column-properties style:column-width="3.6153in" style:rel-column-width="31379*"/>
    </style:style>
    <style:style style:name="Table9.A1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9.B1" style:family="table-cell">
      <style:table-cell-properties fo:padding="0.0382in" fo:border="none" style:writing-mode="page"/>
    </style:style>
    <style:style style:name="Table9.A2" style:family="table-cell">
      <style:table-cell-properties fo:padding="0.0382in" fo:border-left="0.05pt solid #000000" fo:border-right="0.05pt solid #000000" fo:border-top="none" fo:border-bottom="0.05pt solid #000000" style:writing-mode="page"/>
    </style:style>
    <style:style style:name="Table8" style:family="table">
      <style:table-properties style:width="7.5507in" table:align="margins"/>
    </style:style>
    <style:style style:name="Table8.A" style:family="table-column">
      <style:table-column-properties style:column-width="7.5507in" style:rel-column-width="65535*"/>
    </style:style>
    <style:style style:name="Table8.A1" style:family="table-cell">
      <style:table-cell-properties fo:padding="0.0201in" fo:border="0.05pt solid #000000" style:writing-mode="page"/>
    </style:style>
    <style:style style:name="P1" style:family="paragraph" style:parent-style-name="Standard">
      <style:text-properties fo:color="#000000" style:text-outline="false" style:text-line-through-style="none" style:text-line-through-type="none" style:font-name="Pyidaungsu1" fo:font-size="8pt" fo:font-style="normal" fo:text-shadow="none" style:text-underline-style="none" fo:font-weight="normal" officeooo:paragraph-rsid="00211236" style:font-size-asian="8pt" style:font-style-asian="normal" style:font-weight-asian="normal" style:text-emphasize="none"/>
    </style:style>
    <style:style style:name="P2" style:family="paragraph" style:parent-style-name="Standard">
      <style:text-properties officeooo:paragraph-rsid="0068c2be"/>
    </style:style>
    <style:style style:name="P3" style:family="paragraph" style:parent-style-name="Standard">
      <style:text-properties fo:font-size="8pt" officeooo:rsid="037cbbad" officeooo:paragraph-rsid="0068c2be" style:font-size-asian="8pt" style:font-size-complex="8pt"/>
    </style:style>
    <style:style style:name="P4" style:family="paragraph" style:parent-style-name="Standard">
      <style:text-properties officeooo:paragraph-rsid="00211236"/>
    </style:style>
    <style:style style:name="P5" style:family="paragraph" style:parent-style-name="Standard">
      <style:text-properties fo:font-size="10pt" style:font-size-asian="10pt" style:font-size-complex="10pt"/>
    </style:style>
    <style:style style:name="P6" style:family="paragraph" style:parent-style-name="Standard">
      <style:paragraph-properties fo:line-height="150%"/>
      <style:text-properties fo:font-size="10pt" style:font-size-asian="10pt" style:font-size-complex="10pt"/>
    </style:style>
    <style:style style:name="P7" style:family="paragraph" style:parent-style-name="Standard">
      <style:text-properties officeooo:paragraph-rsid="06cdf75a"/>
    </style:style>
    <style:style style:name="P8" style:family="paragraph" style:parent-style-name="Standard">
      <style:text-properties officeooo:paragraph-rsid="01166255"/>
    </style:style>
    <style:style style:name="P9" style:family="paragraph" style:parent-style-name="Standard">
      <style:text-properties fo:font-size="9pt" style:font-size-asian="9pt" style:font-size-complex="9pt"/>
    </style:style>
    <style:style style:name="P10" style:family="paragraph" style:parent-style-name="Standard">
      <style:paragraph-properties fo:line-height="100%"/>
      <style:text-properties style:font-name="Lohit Devanagari" fo:font-size="10pt" officeooo:paragraph-rsid="047ae24c" style:font-size-asian="10pt" style:font-name-complex="Lohit Devanagari" style:font-size-complex="10pt"/>
    </style:style>
    <style:style style:name="P11" style:family="paragraph" style:parent-style-name="Table_20_Contents">
      <style:paragraph-properties fo:line-height="150%" fo:text-align="end" style:justify-single-word="false"/>
      <style:text-properties fo:font-size="10pt" officeooo:rsid="048a304b" officeooo:paragraph-rsid="048a304b" style:font-size-asian="10pt" style:font-size-complex="10pt"/>
    </style:style>
    <style:style style:name="P12" style:family="paragraph" style:parent-style-name="Table_20_Contents">
      <style:paragraph-properties fo:line-height="150%" fo:text-align="end" style:justify-single-word="false"/>
      <style:text-properties fo:font-size="10pt" officeooo:rsid="069e5f66" officeooo:paragraph-rsid="069e5f66" style:font-size-asian="10pt" style:font-size-complex="10pt"/>
    </style:style>
    <style:style style:name="P13" style:family="paragraph" style:parent-style-name="Table_20_Contents">
      <style:paragraph-properties fo:line-height="150%" fo:text-align="end" style:justify-single-word="false"/>
      <style:text-properties fo:font-size="10pt" officeooo:rsid="0481cb1e" officeooo:paragraph-rsid="0487d66a" style:font-size-asian="10pt" style:font-size-complex="10pt"/>
    </style:style>
    <style:style style:name="P14" style:family="paragraph" style:parent-style-name="Table_20_Contents">
      <style:paragraph-properties fo:line-height="150%" fo:text-align="end" style:justify-single-word="false"/>
      <style:text-properties fo:font-size="10pt" officeooo:paragraph-rsid="047ae24c" style:font-size-asian="10pt" style:font-size-complex="10pt"/>
    </style:style>
    <style:style style:name="P15" style:family="paragraph" style:parent-style-name="Table_20_Contents">
      <style:paragraph-properties fo:line-height="150%"/>
      <style:text-properties fo:font-size="10pt" officeooo:paragraph-rsid="047ae24c" style:font-size-asian="10pt" style:font-size-complex="10pt"/>
    </style:style>
    <style:style style:name="P16" style:family="paragraph" style:parent-style-name="Table_20_Contents">
      <style:paragraph-properties fo:line-height="150%" fo:text-align="center" style:justify-single-word="false"/>
      <style:text-properties style:font-name="Arial" fo:font-size="10pt" officeooo:rsid="00104cc9" officeooo:paragraph-rsid="00104cc9" style:font-size-asian="10pt" style:font-name-complex="Pyidaungsu" style:font-size-complex="10pt"/>
    </style:style>
    <style:style style:name="P17" style:family="paragraph" style:parent-style-name="Table_20_Contents">
      <style:paragraph-properties fo:line-height="150%" fo:text-align="center" style:justify-single-word="false"/>
      <style:text-properties style:font-name="Arial" fo:font-size="10pt" officeooo:rsid="002359be" officeooo:paragraph-rsid="002359be" style:font-size-asian="10pt" style:font-name-complex="Pyidaungsu" style:font-size-complex="10pt"/>
    </style:style>
    <style:style style:name="P18" style:family="paragraph" style:parent-style-name="Table_20_Contents">
      <style:paragraph-properties fo:line-height="150%"/>
      <style:text-properties fo:font-size="9pt" officeooo:paragraph-rsid="01166255" style:font-size-asian="9pt" style:font-size-complex="9pt"/>
    </style:style>
    <style:style style:name="P19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20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1c3b91" style:font-size-asian="10pt" style:font-style-asian="normal" style:font-weight-asian="normal" style:font-size-complex="10pt" style:text-emphasize="none"/>
    </style:style>
    <style:style style:name="P21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22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d751d5" style:font-size-asian="10pt" style:font-style-asian="normal" style:font-weight-asian="normal" style:font-size-complex="10pt" style:text-emphasize="none"/>
    </style:style>
    <style:style style:name="P23" style:family="paragraph" style:parent-style-name="Standard">
      <style:paragraph-properties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24" style:family="paragraph" style:parent-style-name="Standard">
      <style:paragraph-properties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58f9b4d" style:font-size-asian="10pt" style:font-style-asian="normal" style:font-weight-asian="normal" style:font-size-complex="10pt" style:text-emphasize="none"/>
    </style:style>
    <style:style style:name="P25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style:font-size-asian="9pt" style:font-style-asian="normal" style:font-weight-asian="normal" style:font-size-complex="9pt" style:text-emphasize="none"/>
    </style:style>
    <style:style style:name="P26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5eebd9" style:font-size-asian="9pt" style:font-style-asian="normal" style:font-weight-asian="normal" style:font-size-complex="9pt" style:text-emphasize="none"/>
    </style:style>
    <style:style style:name="P27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63cf75" style:font-size-asian="9pt" style:font-style-asian="normal" style:font-weight-asian="normal" style:font-size-complex="9pt" style:text-emphasize="none"/>
    </style:style>
    <style:style style:name="P28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b2665" style:font-size-asian="9pt" style:font-style-asian="normal" style:font-weight-asian="normal" style:font-size-complex="9pt" style:font-weight-complex="normal" style:text-emphasize="none"/>
    </style:style>
    <style:style style:name="P29" style:family="paragraph" style:parent-style-name="Standard">
      <style:paragraph-properties fo:line-height="150%" fo:text-align="justify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c6763a" style:font-size-asian="9pt" style:font-style-asian="normal" style:font-weight-asian="normal" style:font-name-complex="Arial" style:font-size-complex="9pt" style:font-weight-complex="normal" style:text-emphasize="none"/>
    </style:style>
    <style:style style:name="P30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solid" style:text-underline-width="auto" style:text-underline-color="font-color" fo:font-weight="bold" style:font-size-asian="9pt" style:font-style-asian="normal" style:font-weight-asian="bold" style:font-size-complex="9pt" style:font-weight-complex="bold" style:text-emphasize="none"/>
    </style:style>
    <style:style style:name="P31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solid" style:text-underline-width="auto" style:text-underline-color="font-color" fo:font-weight="bold" officeooo:paragraph-rsid="01166255" style:font-size-asian="9pt" style:font-style-asian="normal" style:font-weight-asian="bold" style:font-size-complex="9pt" style:font-weight-complex="bold" style:text-emphasize="none"/>
    </style:style>
    <style:style style:name="P32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paragraph-rsid="0763cf75" style:font-size-asian="9pt" style:font-style-asian="normal" style:font-weight-asian="normal" style:font-name-complex="Arial" style:font-size-complex="9pt" style:text-emphasize="none"/>
    </style:style>
    <style:style style:name="P33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paragraph-rsid="07aeafff" style:font-size-asian="9pt" style:font-style-asian="normal" style:font-weight-asian="normal" style:font-name-complex="Arial" style:font-size-complex="9pt" style:text-emphasize="none"/>
    </style:style>
    <style:style style:name="P34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aab4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35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7ea92dc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36" style:family="paragraph" style:parent-style-name="Standard">
      <style:paragraph-properties fo:line-height="100%" fo:text-align="center" style:justify-single-word="false" style:writing-mode="lr-tb"/>
      <style:text-properties fo:color="#000000" style:text-outline="false" style:text-line-through-style="none" style:text-line-through-type="none" style:font-name="Lohit Devanagari" fo:font-size="10pt" fo:font-style="normal" fo:text-shadow="none" style:text-underline-style="none" fo:font-weight="normal" officeooo:paragraph-rsid="047ae24c" style:font-size-asian="10pt" style:font-style-asian="normal" style:font-weight-asian="normal" style:font-name-complex="Lohit Devanagari" style:font-size-complex="10pt" style:text-emphasize="none"/>
    </style:style>
    <style:style style:name="P37" style:family="paragraph" style:parent-style-name="Standard">
      <style:paragraph-properties fo:text-align="center" style:justify-single-word="false" style:writing-mode="lr-tb"/>
      <style:text-properties fo:font-size="10pt" officeooo:paragraph-rsid="00211236" style:font-size-asian="10pt" style:font-size-complex="10pt"/>
    </style:style>
    <style:style style:name="P38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1e9dd" style:font-size-asian="10pt" style:font-size-complex="10pt"/>
    </style:style>
    <style:style style:name="P39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0211236" style:font-size-asian="10pt" style:font-size-complex="10pt"/>
    </style:style>
    <style:style style:name="P40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0cd38" style:font-size-asian="10pt" style:font-size-complex="10pt"/>
    </style:style>
    <style:style style:name="P41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751d5" style:font-size-asian="10pt" style:font-size-complex="10pt"/>
    </style:style>
    <style:style style:name="P42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81ff8" style:font-size-asian="10pt" style:font-size-complex="10pt"/>
    </style:style>
    <style:style style:name="P43" style:family="paragraph" style:parent-style-name="Standard">
      <style:paragraph-properties fo:margin-top="0in" fo:margin-bottom="0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d81ff8" style:font-size-asian="10pt" style:font-style-asian="normal" style:font-weight-asian="normal" style:font-size-complex="10pt" style:text-emphasize="none"/>
    </style:style>
    <style:style style:name="P44" style:family="paragraph" style:parent-style-name="Standard">
      <style:paragraph-properties fo:margin-top="0in" fo:margin-bottom="0in" loext:contextual-spacing="false" fo:line-height="1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d81ff8" style:font-size-asian="10pt" style:font-style-asian="normal" style:font-weight-asian="normal" style:font-size-complex="10pt" style:text-emphasize="none"/>
    </style:style>
    <style:style style:name="P45" style:family="paragraph" style:parent-style-name="Standard">
      <style:paragraph-properties fo:margin-top="0.0398in" fo:margin-bottom="0.0398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46" style:family="paragraph" style:parent-style-name="Standard">
      <style:paragraph-properties fo:margin-top="0.0398in" fo:margin-bottom="0.0398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47" style:family="paragraph" style:parent-style-name="Standard">
      <style:paragraph-properties style:shadow="none">
        <style:tab-stops/>
      </style:paragraph-properties>
      <style:text-properties officeooo:paragraph-rsid="072924b1"/>
    </style:style>
    <style:style style:name="P48" style:family="paragraph" style:parent-style-name="Standard">
      <style:paragraph-properties style:shadow="none">
        <style:tab-stops/>
      </style:paragraph-properties>
      <style:text-properties style:font-name="Arial" fo:font-size="12pt" officeooo:rsid="01b3066c" officeooo:paragraph-rsid="006a2169" style:font-size-asian="12pt" style:font-size-complex="12pt"/>
    </style:style>
    <style:style style:name="P49" style:family="paragraph" style:parent-style-name="Standard">
      <style:paragraph-properties fo:margin-top="0.0791in" fo:margin-bottom="0.0791in" loext:contextual-spacing="false" fo:line-height="115%" fo:text-align="end" style:justify-single-word="false" style:writing-mode="lr-tb"/>
      <style:text-properties fo:color="#000000" style:text-outline="false" style:text-line-through-style="none" style:text-line-through-type="none" style:font-name="Lohit Devanagari" fo:font-size="10.5pt" fo:font-style="normal" fo:text-shadow="none" style:text-underline-style="none" fo:font-weight="normal" officeooo:paragraph-rsid="07b8f3b9" style:font-size-asian="10.5pt" style:font-style-asian="normal" style:font-weight-asian="normal" style:font-name-complex="Lohit Devanagari" style:font-size-complex="10.5pt" style:font-weight-complex="normal" style:text-emphasize="none"/>
    </style:style>
    <style:style style:name="P50" style:family="paragraph" style:parent-style-name="Standard">
      <style:paragraph-properties fo:margin-top="0.1189in" fo:margin-bottom="0.1189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51" style:family="paragraph" style:parent-style-name="Table_20_Contents">
      <style:paragraph-properties fo:line-height="150%" fo:text-align="end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rsid="001811e8" officeooo:paragraph-rsid="070a934d" style:font-size-asian="9pt" style:font-style-asian="normal" style:font-weight-asian="normal" style:font-name-complex="Pyidaungsu" style:font-size-complex="9pt" style:text-emphasize="none"/>
    </style:style>
    <style:style style:name="P52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68c2be"/>
    </style:style>
    <style:style style:name="P53" style:family="paragraph" style:parent-style-name="Standard">
      <style:paragraph-properties fo:line-height="150%"/>
      <style:text-properties fo:font-size="10pt" style:font-size-asian="10pt" style:font-size-complex="10pt"/>
    </style:style>
    <style:style style:name="P54" style:family="paragraph" style:parent-style-name="Standard">
      <style:paragraph-properties fo:line-height="150%"/>
    </style:style>
    <style:style style:name="P55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6e0162" style:font-size-asian="9pt" style:font-style-asian="normal" style:font-weight-asian="normal" style:font-size-complex="9pt" style:font-weight-complex="normal" style:text-emphasize="none"/>
    </style:style>
    <style:style style:name="P56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b2665" style:font-size-asian="9pt" style:font-style-asian="normal" style:font-weight-asian="normal" style:font-size-complex="9pt" style:font-weight-complex="normal" style:text-emphasize="none"/>
    </style:style>
    <style:style style:name="P57" style:family="paragraph" style:parent-style-name="Standard" style:list-style-name="L1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c0c77" style:font-size-asian="9pt" style:font-style-asian="normal" style:font-weight-asian="normal" style:font-size-complex="9pt" style:font-weight-complex="normal" style:text-emphasize="none"/>
    </style:style>
    <style:style style:name="P58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c0c77" style:font-size-asian="9pt" style:font-style-asian="normal" style:font-weight-asian="normal" style:font-size-complex="9pt" style:font-weight-complex="normal" style:text-emphasize="none"/>
    </style:style>
    <style:style style:name="P59" style:family="paragraph" style:parent-style-name="Standard" style:list-style-name="L2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c0c77" style:font-size-asian="9pt" style:font-style-asian="normal" style:font-weight-asian="normal" style:font-size-complex="9pt" style:font-weight-complex="normal" style:text-emphasize="none"/>
    </style:style>
    <style:style style:name="P60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style:font-size-asian="9pt" style:font-style-asian="normal" style:font-weight-asian="normal" style:font-size-complex="9pt" style:text-emphasize="none"/>
    </style:style>
    <style:style style:name="P61" style:family="paragraph" style:parent-style-name="Standard">
      <style:paragraph-properties fo:line-height="150%" fo:text-align="end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solid" style:text-underline-width="auto" style:text-underline-color="font-color" fo:font-weight="bold" officeooo:paragraph-rsid="06fb2665" style:font-size-asian="9pt" style:font-style-asian="normal" style:font-weight-asian="bold" style:font-size-complex="9pt" style:font-weight-complex="bold" style:text-emphasize="none"/>
    </style:style>
    <style:style style:name="P62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P63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9pt" fo:font-style="normal" fo:text-shadow="none" style:text-underline-style="none" fo:font-weight="normal" officeooo:paragraph-rsid="076e0162" style:font-size-asian="9pt" style:font-style-asian="normal" style:font-weight-asian="normal" style:font-size-complex="9pt" style:font-weight-complex="normal" style:text-emphasize="none"/>
    </style:style>
    <style:style style:name="P64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fo:color="#000000" style:text-line-through-style="none" style:text-line-through-type="none" style:font-name="Pyidaungsu1" fo:font-size="9pt" fo:letter-spacing="normal" fo:font-style="normal" style:text-underline-style="none" fo:font-weight="normal" officeooo:paragraph-rsid="07013efa" style:font-size-asian="9pt" style:font-style-asian="normal" style:font-weight-asian="normal" style:font-size-complex="9pt"/>
    </style:style>
    <style:style style:name="P65" style:family="paragraph" style:parent-style-name="Standard">
      <style:paragraph-properties fo:margin-top="0in" fo:margin-bottom="0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9pt" fo:letter-spacing="normal" fo:font-style="normal" fo:text-shadow="none" style:text-underline-style="none" fo:font-weight="normal" officeooo:paragraph-rsid="07013efa" style:font-size-asian="9pt" style:font-style-asian="normal" style:font-weight-asian="normal" style:font-size-complex="9pt" style:text-emphasize="none"/>
    </style:style>
    <style:style style:name="P66" style:family="paragraph" style:parent-style-name="Standard">
      <style:paragraph-properties fo:margin-top="0.0398in" fo:margin-bottom="0.0398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057d7d" style:font-size-asian="9pt" style:font-style-asian="normal" style:font-weight-asian="normal" style:font-size-complex="9pt" style:text-emphasize="none"/>
    </style:style>
    <style:style style:name="P67" style:family="paragraph" style:parent-style-name="Standard">
      <style:paragraph-properties fo:margin-top="0.0398in" fo:margin-bottom="0.0398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0739c4" style:font-size-asian="9pt" style:font-style-asian="normal" style:font-weight-asian="normal" style:font-size-complex="9pt" style:text-emphasize="none"/>
    </style:style>
    <style:style style:name="P68" style:family="paragraph" style:parent-style-name="Standard">
      <style:paragraph-properties fo:margin-top="0.0398in" fo:margin-bottom="0.0398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6bb87b" style:font-size-asian="9pt" style:font-style-asian="normal" style:font-weight-asian="normal" style:font-size-complex="9pt" style:text-emphasize="none"/>
    </style:style>
    <style:style style:name="P69" style:family="paragraph">
      <loext:graphic-properties draw:fill="none"/>
      <style:paragraph-properties fo:text-align="center"/>
    </style:style>
    <style:style style:name="P70" style:family="paragraph">
      <loext:graphic-properties draw:fill="none"/>
      <style:paragraph-properties fo:text-align="center"/>
      <style:text-properties fo:font-size="12pt"/>
    </style:style>
    <style:style style:name="P71" style:family="paragraph">
      <loext:graphic-properties draw:fill="none"/>
    </style:style>
    <style:style style:name="T1" style:family="text">
      <style:text-properties fo:font-size="8pt" officeooo:rsid="006a2169" style:font-size-asian="8pt" style:font-size-complex="8pt"/>
    </style:style>
    <style:style style:name="T2" style:family="text">
      <style:text-properties style:font-name="Arial" fo:font-size="8pt" officeooo:rsid="00d2f3b4" style:font-size-asian="8pt" style:font-size-complex="8pt"/>
    </style:style>
    <style:style style:name="T3" style:family="text">
      <style:text-properties style:font-name="Arial" fo:font-size="12pt" officeooo:rsid="01b3066c" style:font-size-asian="12pt" style:font-size-complex="12pt"/>
    </style:style>
    <style:style style:name="T4" style:family="text">
      <style:text-properties style:font-name="Arial" officeooo:rsid="0016aab4" style:font-name-complex="Pyidaungsu"/>
    </style:style>
    <style:style style:name="T5" style:family="text">
      <style:text-properties style:font-name="Arial" fo:font-size="9pt" officeooo:rsid="02e24ff3" style:font-size-asian="9pt" style:font-size-complex="9pt"/>
    </style:style>
    <style:style style:name="T6" style:family="text">
      <style:text-properties style:font-name="Arial" fo:font-size="9pt" fo:font-weight="bold" officeooo:rsid="02df8f7e" style:font-size-asian="9pt" style:font-weight-asian="bold" style:font-size-complex="9pt" style:font-weight-complex="bold"/>
    </style:style>
    <style:style style:name="T7" style:family="text">
      <style:text-properties style:font-name="Arial" fo:font-size="9pt" fo:font-weight="bold" officeooo:rsid="077fdb0c" style:font-size-asian="9pt" style:font-weight-asian="bold" style:font-size-complex="9pt" style:font-weight-complex="bold"/>
    </style:style>
    <style:style style:name="T8" style:family="text">
      <style:text-properties style:font-name="Arial" officeooo:rsid="001811e8" style:font-name-complex="Arial" style:font-style-complex="normal" style:font-weight-complex="normal" style:text-overline-style="none" style:text-overline-color="font-color"/>
    </style:style>
    <style:style style:name="T9" style:family="text">
      <style:text-properties style:font-name="Arial" officeooo:rsid="077ed3ab" style:font-name-complex="Arial" style:font-style-complex="normal" style:text-overline-style="none" style:text-overline-color="font-color"/>
    </style:style>
    <style:style style:name="T10" style:family="text">
      <style:text-properties style:font-name="Arial" officeooo:rsid="018a088d" style:font-name-complex="Arial" style:font-style-complex="normal" style:text-overline-style="none" style:text-overline-color="font-color"/>
    </style:style>
    <style:style style:name="T11" style:family="text">
      <style:text-properties style:font-name="Arial" officeooo:rsid="0016aab4" style:font-name-complex="Arial" style:font-style-complex="normal" style:text-overline-style="none" style:text-overline-color="font-color"/>
    </style:style>
    <style:style style:name="T12" style:family="text">
      <style:text-properties style:font-name="Arial" officeooo:rsid="0780cfca" style:font-name-complex="Arial" style:font-style-complex="normal" style:text-overline-style="none" style:text-overline-color="font-color"/>
    </style:style>
    <style:style style:name="T13" style:family="text">
      <style:text-properties style:font-name="Arial" officeooo:rsid="0016aab4" style:font-name-complex="Arial"/>
    </style:style>
    <style:style style:name="T14" style:family="text">
      <style:text-properties style:font-name="Arial" officeooo:rsid="00124150" style:font-name-complex="Arial"/>
    </style:style>
    <style:style style:name="T15" style:family="text">
      <style:text-properties officeooo:rsid="06fb2665"/>
    </style:style>
    <style:style style:name="T16" style:family="text">
      <style:text-properties officeooo:rsid="06fc0c77"/>
    </style:style>
    <style:style style:name="T17" style:family="text">
      <style:text-properties officeooo:rsid="070a934d"/>
    </style:style>
    <style:style style:name="T18" style:family="text">
      <style:text-properties style:font-name="Pyidaungsu" officeooo:rsid="0016aab4" style:font-name-complex="Pyidaungsu"/>
    </style:style>
    <style:style style:name="T19" style:family="text">
      <style:text-properties style:font-name="Pyidaungsu" officeooo:rsid="00124150" style:font-name-complex="Pyidaungsu"/>
    </style:style>
    <style:style style:name="T20" style:family="text">
      <style:text-properties fo:color="#000000" style:text-outline="false" style:text-line-through-style="none" style:text-line-through-type="none" style:font-name="Pyidaungsu1" fo:font-style="normal" fo:text-shadow="none" style:text-underline-style="none" fo:font-weight="normal" style:font-style-asian="normal" style:font-weight-asian="normal" style:text-emphasize="none"/>
    </style:style>
    <style:style style:name="T21" style:family="text">
      <style:text-properties fo:color="#000000" style:text-outline="false" style:text-line-through-style="none" style:text-line-through-type="none" style:font-name="Pyidaungsu1" fo:font-style="normal" fo:text-shadow="none" style:text-underline-style="none" fo:font-weight="normal" officeooo:rsid="04de605b" style:font-style-asian="normal" style:font-weight-asian="normal" style:text-emphasize="none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draw:stroke="dash" draw:stroke-dash="Dashed_20__28_var_29_" svg:stroke-color="#000000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591in" fo:min-width="0.159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783in" fo:min-width="0.1791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6228in" fo:min-width="0.622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rcode" text:name="py3o.o.barcode"/>
        <text:user-field-decl office:value-type="string" office:string-value="name" text:name="py3o.o.name"/>
        <text:user-field-decl office:value-type="string" office:string-value="job_name" text:name="py3o.o.job_id.name"/>
        <text:user-field-decl office:value-type="string" office:string-value="name" text:name="py3o.o.namd"/>
        <text:user-field-decl office:value-type="string" office:string-value="barcode" text:name="py3o.objects.barcode"/>
        <text:user-field-decl office:value-type="string" office:string-value="company_name" text:name="py3o.o.company_id.name"/>
        <text:user-field-decl office:value-type="string" office:string-value="nrc" text:name="py3o.o.nrc"/>
        <text:user-field-decl office:value-type="string" office:string-value="vat" text:name="py3o.o.vat"/>
        <text:user-field-decl office:value-type="string" office:string-value="street" text:name="py3o.o.company_id.street"/>
        <text:user-field-decl office:value-type="string" office:string-value="employee_address" text:name="py3o.o.employee_address"/>
        <text:user-field-decl office:value-type="string" office:string-value="employee_street" text:name="py3o.o.address_id.street"/>
        <text:user-field-decl office:value-type="string" office:string-value="previous_tax_office" text:name="py3o.o.previous_tax_office"/>
        <text:user-field-decl office:value-type="string" office:string-value="children" text:name="py3o.o.children"/>
        <text:user-field-decl office:value-type="string" office:string-value="coach_id" text:name="py3o.o.coach_id"/>
        <text:user-field-decl office:value-type="string" office:string-value="coach_name" text:name="py3o.o.coach_id.name"/>
        <text:user-field-decl office:value-type="string" office:string-value="department_name" text:name="py3o.o.department_id.name"/>
        <text:user-field-decl office:value-type="string" office:string-value="coach_nrc" text:name="py3o.o.coach_id.nrc"/>
        <text:user-field-decl office:value-type="string" office:string-value="vat" text:name="py3o.o.company_id.vat"/>
        <text:user-field-decl office:value-type="string" office:string-value="tax_office" text:name="py3o.o.company_id.tax_office"/>
        <text:user-field-decl office:value-type="string" office:string-value="hr_head" text:name="py3o.o.company_id.hr_head_id.name"/>
        <text:user-field-decl office:value-type="string" office:string-value="nrc" text:name="py3o.o.company_id.hr_head_id.nrc"/>
        <text:user-field-decl office:value-type="string" office:string-value="hr_head_job_name" text:name="py3o.o.company_id.hr_head_id.job_id.name"/>
        <text:user-field-decl office:value-type="string" office:string-value="department_name" text:name="py3o.o.company_id.hr_head_id.department_id.name"/>
        <text:user-field-decl office:value-type="string" office:string-value="previous_tax_no" text:name="py3o.o.previous_tax_no"/>
      </text:user-field-decls>
      <text:p text:style-name="P52"><text:a xlink:type="simple" xlink:href="py3o://for=%22obj%20in%20objects%22" text:style-name="Internet_20_link" text:visited-style-name="Visited_20_Internet_20_Link"><text:span text:style-name="T2">for="obj in objects"</text:span></text:a></text:p>
      <text:p text:style-name="P2"><text:a xlink:type="simple" xlink:href="py3o://with=%22o=obj%22" text:style-name="Internet_20_link" text:visited-style-name="Visited_20_Internet_20_Link"><text:span text:style-name="T1">with="o=obj"</text:span></text:a></text:p>
      <text:p text:style-name="P3"/>
      <table:table table:name="Table2" table:style-name="Table2">
        <table:table-column table:style-name="Table2.A"/>
        <table:table-row table:style-name="TableLine2722305912672">
          <table:table-cell table:style-name="Table2.A1" office:value-type="string">
            <text:p text:style-name="P50">၂၀၀၈ ခုနှစ်၊ ပြည်ထောင်စုသမ္မတမြန်မာနိုင်ငံတော်ဖွဲ့စည်းပုံအခြေခံဥပဒေပုဒ်မ ၃၈၉အရ နိုင်ငံသားတိုင်းသည် </text:p>
            <text:p text:style-name="P50">ဥပ‌ဒေ ပေးဆောင်ရမည့် အခွန်အကောက်များကို ပေးဆောင်ရန် တာဝန်ရှိသည်။</text:p>
          </table:table-cell>
        </table:table-row>
        <table:table-row table:style-name="TableLine2722305910112">
          <table:table-cell table:style-name="Table2.A2" office:value-type="string">
            <text:p text:style-name="P49">ပတခ(ဝင)-၁၅(က)</text:p>
          </table:table-cell>
        </table:table-row>
      </table:table>
      <table:table table:name="Table4" table:style-name="Table4">
        <table:table-column table:style-name="Table4.A"/>
        <table:table-row table:style-name="TableLine2722305915488">
          <table:table-cell table:style-name="Table4.A1" office:value-type="string">
            <text:p text:style-name="P45">လစာဝင်ငွေခွန်နုတ်ယူပေးသွင်းခြင်းဆိုင်ရာ အထောက်အထား လက်မှတ်</text:p>
            <text:p text:style-name="P46">[ဝင်ငွေခွန်ဥပဒေပုဒ်မ ၁၆၊ ပုဒ်မခွဲ (က) ညွှန်း]</text:p>
          </table:table-cell>
        </table:table-row>
      </table:table>
      <text:p text:style-name="P1"/>
      <text:p text:style-name="P1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Line2722310824784">
          <table:table-cell table:style-name="Table5.A1" office:value-type="string">
            <text:p text:style-name="P19">လစာဝင်ငွေခွန်နုတ်ယူခြင်းခံရသူ</text:p>
          </table:table-cell>
          <table:table-cell table:style-name="Table5.A1" office:value-type="string">
            <text:p text:style-name="P37"/>
          </table:table-cell>
          <table:table-cell table:style-name="Table5.A1" office:value-type="string">
            <text:p text:style-name="P19">လစာဝင်ငွေခွန်နုတ်ယူခြင်းခံရသူ</text:p>
          </table:table-cell>
        </table:table-row>
        <table:table-row table:style-name="TableLine2722310825040">
          <table:table-cell table:style-name="Table5.A1" office:value-type="string">
            <text:p text:style-name="P40"><draw:line text:anchor-type="paragraph" draw:z-index="5" draw:name="Shape3_0" draw:style-name="gr1" draw:text-style-name="P69" svg:x1="0.9028in" svg:y1="0.1827in" svg:x2="3.3799in" svg:y2="0.1728in"><text:p/></draw:line><text:span text:style-name="T20">ဝန်ထမ်းအမည် <text:s text:c="2"/></text:span><text:span text:style-name="T20"><text:user-field-get text:name="py3o.o.name">name</text:user-field-get></text:span></text:p>
          </table:table-cell>
          <table:table-cell table:style-name="Table5.A1" office:value-type="string">
            <text:p text:style-name="P21"/>
          </table:table-cell>
          <table:table-cell table:style-name="Table5.A1" table:number-rows-spanned="2" office:value-type="string">
            <text:p text:style-name="P38"><draw:line text:anchor-type="paragraph" draw:z-index="12" draw:name="Shape3_8" draw:style-name="gr1" draw:text-style-name="P69" svg:x1="1.8528in" svg:y1="0.1791in" svg:x2="3.8083in" svg:y2="0.1791in"><text:p/></draw:line><text:span text:style-name="T20">ကုမ္ပဏီ/ဌာန/အဖွဲ့အစည်းအမည် <text:s/></text:span><text:span text:style-name="T20"><text:user-field-get text:name="py3o.o.company_id.name">company_name</text:user-field-get></text:span></text:p>
            <text:p text:style-name="P39"><draw:line text:anchor-type="paragraph" draw:z-index="13" draw:name="Shape3_9" draw:style-name="gr1" draw:text-style-name="P69" svg:x1="0.0362in" svg:y1="0.2335in" svg:x2="3.8319in" svg:y2="0.2335in"><text:p/></draw:line></text:p>
          </table:table-cell>
        </table:table-row>
        <table:table-row table:style-name="TableLine2722310829648">
          <table:table-cell table:style-name="Table5.A1" office:value-type="string">
            <text:p text:style-name="P41"><draw:line text:anchor-type="paragraph" draw:z-index="6" draw:name="Shape3_1" draw:style-name="gr1" draw:text-style-name="P69" svg:x1="0.9382in" svg:y1="0.2016in" svg:x2="3.4154in" svg:y2="0.1917in"><text:p/></draw:line><text:span text:style-name="T20">ရာထူး/တာဝန် <text:s text:c="3"/></text:span><text:span text:style-name="T20"><text:user-field-get text:name="py3o.o.job_id.name">job_name</text:user-field-get></text:span></text:p>
          </table:table-cell>
          <table:table-cell table:style-name="Table5.A1" office:value-type="string">
            <text:p text:style-name="P21"/>
          </table:table-cell>
          <table:covered-table-cell/>
        </table:table-row>
        <table:table-row table:style-name="TableLine2722310834000">
          <table:table-cell table:style-name="Table5.A1" office:value-type="string">
            <text:p text:style-name="P41"><draw:line text:anchor-type="paragraph" draw:z-index="7" draw:name="Shape3_2" draw:style-name="gr1" draw:text-style-name="P69" svg:x1="1.9791in" svg:y1="0.1803in" svg:x2="3.3917in" svg:y2="0.1756in"><text:p/></draw:line><text:span text:style-name="T20">နိင်ငံသားစိစစ်ရေးကတ်ပြားအမှတ် </text:span><text:span text:style-name="T20"><text:user-field-get text:name="py3o.o.nrc">nrc</text:user-field-get></text:span></text:p>
          </table:table-cell>
          <table:table-cell table:style-name="Table5.A1" office:value-type="string">
            <text:p text:style-name="P21"/>
          </table:table-cell>
          <table:table-cell table:style-name="Table5.A1" office:value-type="string">
            <text:p text:style-name="P42"><draw:line text:anchor-type="paragraph" draw:z-index="15" draw:name="Shape3_11" draw:style-name="gr1" draw:text-style-name="P69" svg:x1="2.0154in" svg:y1="0.1756in" svg:x2="3.8437in" svg:y2="0.1756in"><text:p/></draw:line><text:span text:style-name="T20">အခွန်ထမ်းမှတ်ပုံတင်အမှတ် (TIN) <text:s/></text:span><text:span text:style-name="T21"><text:user-field-get text:name="py3o.o.company_id.vat">vat</text:user-field-get></text:span></text:p>
          </table:table-cell>
        </table:table-row>
        <table:table-row table:style-name="TableLine2722310832208">
          <table:table-cell table:style-name="Table5.A1" office:value-type="string">
            <text:p text:style-name="P22"><draw:line text:anchor-type="paragraph" draw:z-index="11" draw:name="Shape3_3" draw:style-name="gr1" draw:text-style-name="P69" svg:x1="0.8681in" svg:y1="0.1957in" svg:x2="3.4035in" svg:y2="0.1957in"><text:p/></draw:line>နေရပ်လိပ်စာ <text:s/><text:user-field-get text:name="py3o.o.address_id.street">employee_street</text:user-field-get></text:p>
            <text:p text:style-name="P22"><draw:line text:anchor-type="paragraph" draw:z-index="8" draw:name="Shape3_4" draw:style-name="gr1" draw:text-style-name="P69" svg:x1="0.0827in" svg:y1="0.1811in" svg:x2="3.3693in" svg:y2="0.1811in"><text:p/></draw:line><draw:line text:anchor-type="paragraph" draw:z-index="14" draw:name="Shape3_10" draw:style-name="gr1" draw:text-style-name="P69" svg:x1="3.7744in" svg:y1="0.1811in" svg:x2="7.5701in" svg:y2="0.1811in"><text:p/></draw:line></text:p>
          </table:table-cell>
          <table:table-cell table:style-name="Table5.A1" office:value-type="string">
            <text:p text:style-name="P21"/>
          </table:table-cell>
          <table:table-cell table:style-name="Table5.A1" office:value-type="string">
            <text:p text:style-name="P44"><draw:line text:anchor-type="paragraph" draw:z-index="16" draw:name="Shape3_12" draw:style-name="gr1" draw:text-style-name="P70" svg:x1="0.4858in" svg:y1="0.1957in" svg:x2="3.8311in" svg:y2="0.1957in"><text:p/></draw:line>လိပ်စာ <text:s/><text:user-field-get text:name="py3o.o.company_id.street">street</text:user-field-get></text:p>
          </table:table-cell>
        </table:table-row>
        <table:table-row table:style-name="TableLine2722310834256">
          <table:table-cell table:style-name="Table5.A1" office:value-type="string">
            <text:p text:style-name="P22"><draw:line text:anchor-type="paragraph" draw:z-index="9" draw:name="Shape3_6" draw:style-name="gr1" draw:text-style-name="P70" svg:x1="1.7484in" svg:y1="0.2031in" svg:x2="3.3925in" svg:y2="0.1969in"><text:p/></draw:line>ယခင်အခွန်ပေးသွင်းခဲ့သည့်ရုံး <text:user-field-get text:name="py3o.o.previous_tax_office">previous_tax_office</text:user-field-get></text:p>
          </table:table-cell>
          <table:table-cell table:style-name="Table5.A1" office:value-type="string">
            <text:p text:style-name="P21"/>
          </table:table-cell>
          <table:table-cell table:style-name="Table5.A1" table:number-rows-spanned="2" office:value-type="string">
            <text:p text:style-name="P43"><draw:line text:anchor-type="paragraph" draw:z-index="17" draw:name="Shape3_13" draw:style-name="gr1" draw:text-style-name="P69" svg:x1="1.7492in" svg:y1="0.1972in" svg:x2="3.8673in" svg:y2="0.1972in"><text:p/></draw:line>စည်းကြပ်မှုခံယူသည့်အခွန်ရုံး <text:s/><text:user-field-get text:name="py3o.o.company_id.tax_office">tax_office</text:user-field-get></text:p>
          </table:table-cell>
        </table:table-row>
        <table:table-row table:style-name="TableLine2722310828624">
          <table:table-cell table:style-name="Table5.A1" office:value-type="string">
            <text:p text:style-name="P22"><draw:line text:anchor-type="paragraph" draw:z-index="10" draw:name="Shape3_7" draw:style-name="gr1" draw:text-style-name="P69" svg:x1="1.9563in" svg:y1="0.2067in" svg:x2="3.3689in" svg:y2="0.202in"><text:p/></draw:line><draw:line text:anchor-type="paragraph" draw:z-index="18" draw:name="Shape3_14" draw:style-name="gr1" draw:text-style-name="P69" svg:x1="3.798in" svg:y1="0.202in" svg:x2="7.5937in" svg:y2="0.202in"><text:p/></draw:line>ယခင်အခွန်ထမ်းမှတ်ပုံတင်အမှတ် <text:user-field-get text:name="py3o.o.previous_tax_no">previous_tax_no</text:user-field-get></text:p>
          </table:table-cell>
          <table:table-cell table:style-name="Table5.A1" office:value-type="string">
            <text:p text:style-name="P21"/>
          </table:table-cell>
          <table:covered-table-cell/>
        </table:table-row>
      </table:table>
      <text:p text:style-name="P1"/>
      <text:p text:style-name="P4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2"/>
        <table:table-column table:style-name="Table1.F"/>
        <table:table-row table:style-name="TableLine2722310820432">
          <table:table-cell table:style-name="Table1.A1" office:value-type="string">
            <text:p text:style-name="P36">စဥ်</text:p>
            <text:p text:style-name="P10"/>
          </table:table-cell>
          <table:table-cell table:style-name="Table1.A1" office:value-type="string">
            <text:p text:style-name="P36">လအမည်</text:p>
            <text:p text:style-name="P10"/>
          </table:table-cell>
          <table:table-cell table:style-name="Table1.A1" office:value-type="string">
            <text:p text:style-name="P36">ရရှိသည့် လစာဝင်ငွေ</text:p>
            <text:p text:style-name="P36"><text:s/>စုစုပေါင်း (ကျပ်) </text:p>
            <text:p text:style-name="P10"/>
          </table:table-cell>
          <table:table-cell table:style-name="Table1.A1" office:value-type="string">
            <text:p text:style-name="P36">ပေးဆောင်သည့် </text:p>
            <text:p text:style-name="P36">အခွန်(ကျပ်)</text:p>
            <text:p text:style-name="P10"/>
          </table:table-cell>
          <table:table-cell table:style-name="Table1.A1" office:value-type="string">
            <text:p text:style-name="P36">အခွန်ပေးသွင်းမှု</text:p>
            <text:p text:style-name="P36">အထောက်အထား</text:p>
            <text:p text:style-name="P36">အမှတ်</text:p>
            <text:p text:style-name="P10"/>
          </table:table-cell>
          <table:table-cell table:style-name="Table1.F1" office:value-type="string">
            <text:p text:style-name="P36">လက်မှတ်</text:p>
            <text:p text:style-name="P10"/>
          </table:table-cell>
        </table:table-row>
        <table:table-row table:style-name="TableLine2722310835024">
          <table:table-cell table:style-name="Table1.A13" office:value-type="string">
            <text:p text:style-name="P16">၁</text:p>
          </table:table-cell>
          <table:table-cell table:style-name="Table1.B13" office:value-type="string">
            <text:p text:style-name="P23">အောက်တိုဘာ</text:p>
          </table:table-cell>
          <table:table-cell table:style-name="Table1.C13" office:value-type="string">
            <text:p text:style-name="P14"><text:text-input text:description="py3o://function=&quot;o._get_payslip(10)&quot;">october</text:text-input></text:p>
          </table:table-cell>
          <table:table-cell table:style-name="Table1.D14" office:value-type="string">
            <text:p text:style-name="P14"><text:text-input text:description="py3o://function=&quot;o._get_payslip2(10)&quot;">oct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1456">
          <table:table-cell table:style-name="Table1.A13" office:value-type="string">
            <text:p text:style-name="P17">၂</text:p>
          </table:table-cell>
          <table:table-cell table:style-name="Table1.B13" office:value-type="string">
            <text:p text:style-name="P23">နိုဝင်ဘာ</text:p>
          </table:table-cell>
          <table:table-cell table:style-name="Table1.C13" office:value-type="string">
            <text:p text:style-name="P14"><text:text-input text:description="py3o://function=&quot;o._get_payslip(11)&quot;">novenber</text:text-input></text:p>
          </table:table-cell>
          <table:table-cell table:style-name="Table1.D14" office:value-type="string">
            <text:p text:style-name="P14"><text:text-input text:description="py3o://function=&quot;o._get_payslip2(11)&quot;">nov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19920">
          <table:table-cell table:style-name="Table1.A13" office:value-type="string">
            <text:p text:style-name="P17">၃</text:p>
          </table:table-cell>
          <table:table-cell table:style-name="Table1.B13" office:value-type="string">
            <text:p text:style-name="P23">ဒီဇင်ဘာ</text:p>
          </table:table-cell>
          <table:table-cell table:style-name="Table1.C13" office:value-type="string">
            <text:p text:style-name="P14"><text:text-input text:description="py3o://function=&quot;o._get_payslip(12)&quot;">december</text:text-input></text:p>
          </table:table-cell>
          <table:table-cell table:style-name="Table1.D14" office:value-type="string">
            <text:p text:style-name="P14"><text:text-input text:description="py3o://function=&quot;o._get_payslip2(12)&quot;">dec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0176">
          <table:table-cell table:style-name="Table1.A13" office:value-type="string">
            <text:p text:style-name="P16">၄</text:p>
          </table:table-cell>
          <table:table-cell table:style-name="Table1.B13" office:value-type="string">
            <text:p text:style-name="P23">ဇန်နဝါရီ</text:p>
          </table:table-cell>
          <table:table-cell table:style-name="Table1.C13" office:value-type="string">
            <text:p text:style-name="P14"><text:text-input text:description="py3o://function=&quot;o._get_payslip(1)&quot;">jan</text:text-input></text:p>
          </table:table-cell>
          <table:table-cell table:style-name="Table1.D14" office:value-type="string">
            <text:p text:style-name="P14"><text:text-input text:description="py3o://function=&quot;o._get_payslip2(1)&quot;">jan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1968">
          <table:table-cell table:style-name="Table1.A13" office:value-type="string">
            <text:p text:style-name="P16">၅</text:p>
          </table:table-cell>
          <table:table-cell table:style-name="Table1.B13" office:value-type="string">
            <text:p text:style-name="P23">ဖေဖော်ဝါရီ</text:p>
          </table:table-cell>
          <table:table-cell table:style-name="Table1.C13" office:value-type="string">
            <text:p text:style-name="P14"><text:text-input text:description="py3o://function=&quot;o._get_payslip(2)&quot;">feb</text:text-input></text:p>
          </table:table-cell>
          <table:table-cell table:style-name="Table1.D14" office:value-type="string">
            <text:p text:style-name="P14"><text:text-input text:description="py3o://function=&quot;o._get_payslip2(2)&quot;">feb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6832">
          <table:table-cell table:style-name="Table1.A13" office:value-type="string">
            <text:p text:style-name="P16">၆</text:p>
          </table:table-cell>
          <table:table-cell table:style-name="Table1.B13" office:value-type="string">
            <text:p text:style-name="P23">မတ်</text:p>
          </table:table-cell>
          <table:table-cell table:style-name="Table1.C13" office:value-type="string">
            <text:p text:style-name="P14"><text:text-input text:description="py3o://function=&quot;o._get_payslip(3)&quot;">march</text:text-input></text:p>
          </table:table-cell>
          <table:table-cell table:style-name="Table1.D14" office:value-type="string">
            <text:p text:style-name="P14"><text:text-input text:description="py3o://function=&quot;o._get_payslip2(3)&quot;">mar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5808">
          <table:table-cell table:style-name="Table1.A13" office:value-type="string">
            <text:p text:style-name="P16">၇</text:p>
          </table:table-cell>
          <table:table-cell table:style-name="Table1.B13" office:value-type="string">
            <text:p text:style-name="P23">ဧပြီ</text:p>
          </table:table-cell>
          <table:table-cell table:style-name="Table1.C13" office:value-type="string">
            <text:p text:style-name="P13"><text:text-input text:description="py3o://function=&quot;o._get_payslip(4)&quot;">april</text:text-input></text:p>
          </table:table-cell>
          <table:table-cell table:style-name="Table1.D14" office:value-type="string">
            <text:p text:style-name="P14"><text:text-input text:description="py3o://function=&quot;o._get_payslip2(4)&quot;">april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3504">
          <table:table-cell table:style-name="Table1.A13" office:value-type="string">
            <text:p text:style-name="P17">၈</text:p>
          </table:table-cell>
          <table:table-cell table:style-name="Table1.B13" office:value-type="string">
            <text:p text:style-name="P23">မေ</text:p>
          </table:table-cell>
          <table:table-cell table:style-name="Table1.C13" office:value-type="string">
            <text:p text:style-name="P11"><text:text-input text:description="py3o://function=&quot;o._get_payslip(5)&quot;">may6</text:text-input></text:p>
          </table:table-cell>
          <table:table-cell table:style-name="Table1.D14" office:value-type="string">
            <text:p text:style-name="P12"><text:text-input text:description="py3o://function=&quot;o._get_payslip2(5)&quot;">may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3760">
          <table:table-cell table:style-name="Table1.A13" office:value-type="string">
            <text:p text:style-name="P17">၉</text:p>
          </table:table-cell>
          <table:table-cell table:style-name="Table1.B13" office:value-type="string">
            <text:p text:style-name="P24">ဇွန်</text:p>
          </table:table-cell>
          <table:table-cell table:style-name="Table1.C13" office:value-type="string">
            <text:p text:style-name="P14"><text:text-input text:description="py3o://function=&quot;o._get_payslip(6)&quot;">jun6</text:text-input></text:p>
          </table:table-cell>
          <table:table-cell table:style-name="Table1.D14" office:value-type="string">
            <text:p text:style-name="P14"><text:text-input text:description="py3o://function=&quot;o._get_payslip2(6)&quot;">jun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6064">
          <table:table-cell table:style-name="Table1.A13" office:value-type="string">
            <text:p text:style-name="P16">၁၀</text:p>
          </table:table-cell>
          <table:table-cell table:style-name="Table1.B13" office:value-type="string">
            <text:p text:style-name="P23">ဇူလိုင်</text:p>
          </table:table-cell>
          <table:table-cell table:style-name="Table1.C13" office:value-type="string">
            <text:p text:style-name="P14"><text:text-input text:description="py3o://function=&quot;o._get_payslip(7)&quot;">jul6</text:text-input></text:p>
          </table:table-cell>
          <table:table-cell table:style-name="Table1.D14" office:value-type="string">
            <text:p text:style-name="P14"><text:text-input text:description="py3o://function=&quot;o._get_payslip2(7)&quot;">jul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7856">
          <table:table-cell table:style-name="Table1.A13" office:value-type="string">
            <text:p text:style-name="P16">၁၁</text:p>
          </table:table-cell>
          <table:table-cell table:style-name="Table1.B13" office:value-type="string">
            <text:p text:style-name="P23">သြဂုတ်</text:p>
          </table:table-cell>
          <table:table-cell table:style-name="Table1.C13" office:value-type="string">
            <text:p text:style-name="P14"><text:text-input text:description="py3o://function=&quot;o._get_payslip(8)&quot;">august</text:text-input></text:p>
          </table:table-cell>
          <table:table-cell table:style-name="Table1.D14" office:value-type="string">
            <text:p text:style-name="P14"><text:text-input text:description="py3o://function=&quot;o._get_payslip2(8)&quot;">aug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6320">
          <table:table-cell table:style-name="Table1.A13" office:value-type="string">
            <text:p text:style-name="P16">၁၂</text:p>
          </table:table-cell>
          <table:table-cell table:style-name="Table1.B13" office:value-type="string">
            <text:p text:style-name="P23">စက်တင်ဘာ</text:p>
          </table:table-cell>
          <table:table-cell table:style-name="Table1.C13" office:value-type="string">
            <text:p text:style-name="P14"><text:text-input text:description="py3o://function=&quot;o._get_payslip(9)&quot;">sep6</text:text-input></text:p>
          </table:table-cell>
          <table:table-cell table:style-name="Table1.D14" office:value-type="string">
            <text:p text:style-name="P14"><text:text-input text:description="py3o://function=&quot;o._get_payslip2(9)&quot;">sept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ext:soft-page-break/>
        <table:table-row table:style-name="TableLine2722310826576">
          <table:table-cell table:style-name="Table1.A14" table:number-columns-spanned="2" office:value-type="string">
            <text:p text:style-name="P23">စုစုပေါင်း</text:p>
          </table:table-cell>
          <table:covered-table-cell/>
          <table:table-cell table:style-name="Table1.C14" office:value-type="string">
            <text:p text:style-name="P14"><text:text-input text:description="py3o://function=&quot;o._get_total()&quot;">total</text:text-input></text:p>
          </table:table-cell>
          <table:table-cell table:style-name="Table1.D14" office:value-type="string">
            <text:p text:style-name="P14"><text:text-input text:description="py3o://function=&quot;o._get_total2()&quot;">total2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6"/>
          </table:table-cell>
        </table:table-row>
      </table:table>
      <text:p text:style-name="P7"/>
      <table:table table:name="Table7" table:style-name="Table7">
        <table:table-column table:style-name="Table7.A" table:number-columns-repeated="3"/>
        <table:table-column table:style-name="Table7.D"/>
        <table:table-column table:style-name="Table7.E"/>
        <table:table-row table:style-name="TableLine2722310828880">
          <table:table-cell table:style-name="Table7.A1" table:number-columns-spanned="3" office:value-type="string">
            <text:p text:style-name="P30">သက်သာခွင့်များ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table-cell table:style-name="Table7.A1" office:value-type="string">
            <text:p text:style-name="P25">အထက်ပါ အချက်အလက်များ မှန်ကန်ပါသည်။</text:p>
            <text:p text:style-name="P9"><draw:custom-shape text:anchor-type="paragraph" draw:z-index="0" draw:name="Shape1" draw:style-name="gr4" draw:text-style-name="P69" svg:width="0.8803in" svg:height="0.8803in" svg:x="1.3181in" svg:y="0.081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</table:table-row>
        <table:table-row table:style-name="TableLine2722311424496">
          <table:table-cell table:style-name="Table7.A2" table:number-columns-spanned="3" office:value-type="string">
            <text:p text:style-name="P63">(က)အခြေခံခွင့်ပြုငွေ (၂၀%) <text:s/><text:span text:style-name="T19">= <text:s text:c="4"/></text:span><text:span text:style-name="T10"><text:text-input text:description="py3o://function=&quot;o._get_basic_allowance()&quot;">basic</text:text-input></text:span><text:span text:style-name="T14"><text:s/></text:span><text:span text:style-name="T19"><text:s/>ကျပ်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table:number-rows-spanned="2" office:value-type="string">
            <text:p text:style-name="P64">နှုတ်ယူ</text:p>
            <text:p text:style-name="P64">ပေးသွင်းသူ </text:p>
            <text:p text:style-name="P65">ရုံးတံဆိပ်</text:p>
          </table:table-cell>
        </table:table-row>
        <table:table-row table:style-name="TableLine2722311415024">
          <table:table-cell table:style-name="Table7.A2" table:number-columns-spanned="3" office:value-type="string">
            <text:p text:style-name="P55">(ခ) ခံစားခွင့်ရှိသည့် အတူနေမိဘ <text:span text:style-name="T18">( <text:s text:c="2"/></text:span><text:span text:style-name="T13"><text:s text:c="2"/></text:span><text:span text:style-name="T11"><text:text-input text:description="py3o://function=&quot;o._get_parents()&quot;">parents</text:text-input></text:span><text:span text:style-name="T13"><text:s text:c="3"/></text:span><text:span text:style-name="T18"><text:s text:c="2"/>)</text:span><text:span text:style-name="T15"> 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covered-table-cell/>
        </table:table-row>
        <table:table-row table:style-name="TableLine2722311410672">
          <table:table-cell table:style-name="Table7.A2" table:number-columns-spanned="3" office:value-type="string">
            <text:p text:style-name="P34"><text:a xlink:type="simple" xlink:href="py3o://if=%22o.marital%20!=%20'single'%22" text:style-name="Internet_20_link" text:visited-style-name="Visited_20_Internet_20_Link"><text:span text:style-name="T7">if="o.marital != 'single'"</text:span></text:a><text:span text:style-name="T6"> 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60"/>
          </table:table-cell>
        </table:table-row>
        <table:table-row table:style-name="TableLine2722311423216">
          <table:table-cell table:style-name="Table7.A5" office:value-type="string">
            <text:p text:style-name="P56">(ဂ) အိမ်ထောင်ဖက် </text:p>
          </table:table-cell>
          <table:table-cell table:style-name="Table7.D1" office:value-type="string">
            <text:list xml:id="list1809846105" text:style-name="L1">
              <text:list-item>
                <text:p text:style-name="P57"><draw:custom-shape text:anchor-type="paragraph" draw:z-index="1" draw:name="Shape2" draw:style-name="gr3" draw:text-style-name="P71" svg:width="0.1976in" svg:height="0.1969in" svg:x="0.2071in" svg:y="0.0047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ရှိ။</text:p>
              </text:list-item>
            </text:list>
          </table:table-cell>
          <table:table-cell table:style-name="Table7.C5" office:value-type="string">
            <text:p text:style-name="P58"><draw:custom-shape text:anchor-type="paragraph" draw:z-index="3" draw:name="Shape2_1" draw:style-name="gr2" draw:text-style-name="P71" svg:width="0.1976in" svg:height="0.1969in" svg:x="0.1465in" svg:y="0.028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<text:span text:style-name="T16"><text:s text:c="10"/></text:span>မရှိ။</text:p>
          </table:table-cell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60"/>
          </table:table-cell>
        </table:table-row>
        <table:table-row table:style-name="TableLine2722311416048">
          <table:table-cell table:style-name="Table7.A2" table:number-columns-spanned="3" office:value-type="string">
            <text:p text:style-name="P35"><text:a xlink:type="simple" xlink:href="py3o:///if" text:style-name="Internet_20_link" text:visited-style-name="Visited_20_Internet_20_Link"><text:span text:style-name="T5">/if</text:span></text:a></text:p>
          </table:table-cell>
          <table:covered-table-cell/>
          <table:covered-table-cell/>
          <table:table-cell table:style-name="Table7.A5" office:value-type="string">
            <text:p text:style-name="P6"/>
          </table:table-cell>
          <table:table-cell table:style-name="Table7.A2" office:value-type="string">
            <text:p text:style-name="P60"/>
          </table:table-cell>
        </table:table-row>
        <table:table-row table:style-name="TableLine2722311424752">
          <table:table-cell table:style-name="Table7.A2" table:number-columns-spanned="3" office:value-type="string">
            <text:p text:style-name="P34"><text:a xlink:type="simple" xlink:href="py3o://if=%22o.marital%20==%20'single'%22" text:style-name="Internet_20_link" text:visited-style-name="Visited_20_Internet_20_Link"><text:span text:style-name="T7">if="o.marital == 'single'"</text:span></text:a><text:span text:style-name="T6"> 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60"/>
          </table:table-cell>
        </table:table-row>
        <table:table-row table:style-name="TableLine2722311423472">
          <table:table-cell table:style-name="Table7.A5" office:value-type="string">
            <text:p text:style-name="P58">(ဂ) အိမ်ထောင်ဖက်</text:p>
          </table:table-cell>
          <table:table-cell table:style-name="Table7.D1" office:value-type="string">
            <text:p text:style-name="P58"><draw:custom-shape text:anchor-type="paragraph" draw:z-index="4" draw:name="Shape2_2" draw:style-name="gr2" draw:text-style-name="P71" svg:width="0.1976in" svg:height="0.1969in" svg:x="0.1839in" svg:y="0.0283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 text:c="2"/><text:span text:style-name="T16"><text:s text:c="9"/></text:span><text:s/>ရှိ။</text:p>
          </table:table-cell>
          <table:table-cell table:style-name="Table7.C5" office:value-type="string">
            <text:list xml:id="list3527413748" text:style-name="L2">
              <text:list-item>
                <text:p text:style-name="P59"><draw:custom-shape text:anchor-type="paragraph" draw:z-index="2" draw:name="Shape2_0" draw:style-name="gr2" draw:text-style-name="P71" svg:width="0.1976in" svg:height="0.1969in" svg:x="0.2047in" svg:y="0.0055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မရှိ။</text:p>
              </text:list-item>
            </text:list>
          </table:table-cell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60"/>
          </table:table-cell>
        </table:table-row>
        <table:table-row table:style-name="TableLine2722311416816">
          <table:table-cell table:style-name="Table7.A2" table:number-columns-spanned="3" office:value-type="string">
            <text:p text:style-name="P35"><text:a xlink:type="simple" xlink:href="py3o:///if" text:style-name="Internet_20_link" text:visited-style-name="Visited_20_Internet_20_Link"><text:span text:style-name="T5">/if</text:span></text:a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60"/>
          </table:table-cell>
        </table:table-row>
        <table:table-row table:style-name="TableLine2722311414256">
          <table:table-cell table:style-name="Table7.A2" table:number-columns-spanned="3" office:value-type="string">
            <text:p text:style-name="P55">(ဃ) ခံစားခွင့်ရှိသည့် သား/သမီး <text:span text:style-name="T18"><text:s/>( <text:s text:c="5"/></text:span><text:span text:style-name="T13"><text:s/></text:span><text:span text:style-name="T10"><text:user-field-get text:name="py3o.o.children">children</text:user-field-get></text:span><text:span text:style-name="T13"><text:s text:c="3"/></text:span><text:span text:style-name="T18"><text:s text:c="4"/>) </text:span><text:span text:style-name="T15"><text:s/>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60"/>
          </table:table-cell>
        </table:table-row>
        <table:table-row table:style-name="TableLine2722311409904">
          <table:table-cell table:style-name="Table7.A2" table:number-columns-spanned="3" office:value-type="string">
            <text:p text:style-name="P55">(င) ဝန်ထမ်းနှင့် အိမ်ထောင်ဖက်အတွက် အသက်အာမခံပရီမီယံ <text:span text:style-name="T18">ပေးသွင်း </text:span><text:span text:style-name="T13"><text:s text:c="2"/></text:span><text:span text:style-name="T9"><text:text-input text:description="py3o://function=&quot;o._get_premium_fee()&quot;">insurance_fee</text:text-input></text:span><text:span text:style-name="T13"><text:s text:c="2"/></text:span><text:span text:style-name="T4"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table:number-rows-spanned="3" office:value-type="string">
            <text:p text:style-name="P66">လက်မှတ်</text:p>
            <text:p text:style-name="P67">အမည် <text:s text:c="2"/><text:span text:style-name="T8"><text:user-field-get text:name="py3o.o.company_id.hr_head_id.name">hr_head</text:user-field-get></text:span></text:p>
            <text:p text:style-name="P68">တာဝန်<text:span text:style-name="T8"> <text:s text:c="2"/></text:span><text:span text:style-name="T8"><text:user-field-get text:name="py3o.o.company_id.hr_head_id.job_id.name">hr_head_job_name</text:user-field-get></text:span><text:span text:style-name="T8"><text:s/>, </text:span><text:span text:style-name="T8"><text:user-field-get text:name="py3o.o.company_id.hr_head_id.department_id.name">department_name</text:user-field-get></text:span></text:p>
            <text:p text:style-name="P67">နိုင်ငံသားစိစစ်ရေးကတ်ပြားအမှတ်<text:span text:style-name="T8"> <text:s text:c="2"/></text:span><text:span text:style-name="T8"><text:user-field-get text:name="py3o.o.company_id.hr_head_id.nrc">nrc</text:user-field-get></text:span></text:p>
            <text:p text:style-name="P67">လက်မှတ် ထုတ်ပေးသည့်‌နေ့</text:p>
          </table:table-cell>
        </table:table-row>
        <table:table-row table:style-name="TableLine2722311411184">
          <table:table-cell table:style-name="Table7.A2" table:number-columns-spanned="3" office:value-type="string">
            <text:p text:style-name="P55">(စ) လူမှုဖူလုံရေး ရန်ပုံငွေသို့ ပေးသွင်းရန်<text:span text:style-name="T13">နုတ်ယူခြင်းခံရသည့်ငွေ </text:span><text:span text:style-name="T12"><text:text-input text:description="py3o://function=&quot;o._get_ssb_fee()&quot;">ssb_fee</text:text-input></text:span><text:span text:style-name="T13"><text:s text:c="3"/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covered-table-cell/>
        </table:table-row>
        <table:table-row table:style-name="TableLine2722311417840">
          <table:table-cell table:style-name="Table7.A2" table:number-columns-spanned="3" office:value-type="string">
            <text:p text:style-name="P56">အထက်ပါ အချက်အလက်များ မှန်ကန်ပါသည်။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covered-table-cell/>
        </table:table-row>
        <table:table-row table:style-name="TableLine2722311419376">
          <table:table-cell table:style-name="Table7.A2" table:number-columns-spanned="3" office:value-type="string">
            <text:p text:style-name="P56"/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51">(ရက် <text:s text:c="2"/>/ <text:s text:c="2"/>လ <text:s text:c="2"/>/ <text:s text:c="2"/>နှစ် <text:s text:c="2"/>) <text:s/><text:span text:style-name="T17"><text:s text:c="9"/></text:span></text:p>
          </table:table-cell>
        </table:table-row>
        <table:table-row table:style-name="TableLine2722311421168">
          <table:table-cell table:style-name="Table7.A2" table:number-columns-spanned="3" office:value-type="string">
            <text:p text:style-name="P61">နုတ်ယူခြင်းခံရသူ၏လက်မှတ်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62"/>
          </table:table-cell>
        </table:table-row>
        <table:table-row table:style-name="TableLine2722311417072">
          <table:table-cell table:style-name="Table7.A2" table:number-columns-spanned="3" office:value-type="string">
            <text:p text:style-name="P28"/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table-cell table:style-name="Table7.A2" office:value-type="string">
            <text:p text:style-name="P20"/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Line2722311423728">
          <table:table-cell table:style-name="Table9.A1" office:value-type="string">
            <text:p text:style-name="P31">သတိပေးချက်</text:p>
          </table:table-cell>
          <table:table-cell table:style-name="Table9.B1" office:value-type="string">
            <text:p text:style-name="P18"/>
          </table:table-cell>
          <table:table-cell table:style-name="Table9.A1" office:value-type="string">
            <text:p text:style-name="P31">ရှင်းလင်းချက်</text:p>
          </table:table-cell>
        </table:table-row>
        <table:table-row table:style-name="TableLine2722311419632">
          <table:table-cell table:style-name="Table9.A2" office:value-type="string">
            <text:p text:style-name="P27">၁။ နုတ်ယူထားသည့် လစာဝင်ငွေခွန်ကို နုတ်ယူသည့်နေ့မှ (၁၅) ရက်အတွင်း ပေးသွင်း ရမည်။ [ဝင်ငွေခွန်စည်းမျဥ်း ၁၄ (ခ)]</text:p>
            <text:p text:style-name="P32">၂။ နုတ်ယူ‌ပေးသွင်းသည့် လစာဝင်ငွေခွန်ကို နုတ်ယူ‌ပေးသွင်းခြင်း မပြုလျှင် ပျက်ကွက်သူအဖြစ် မှတ်ယူခြင်း ခံရမည်ဖြစ်ပြီး နုတ်ယူခြင်း မရှိသည့် အခွန်အား ပေးဆောင်ရန် တာဝန်ရှိစေရမည်။ [အခွန်ဆိုင်ရာ စီမံအုပ်ချုပ်မှု ဥပဒေ ပုဒ်မ ၇၄၊ ပုဒ်မခွဲ (ဂ)]</text:p>
            <text:p text:style-name="P27">၃။ နုတ်ယူပေးသွင်းသည့် လစာဝင်‌ငွေခွန်ကို သတ်မှတ်ထားသည့် အချိန်အတွင်း ပေးသွင်းရန် ပျက်ကွက်ပါက ပေးဆောင်ရန် ပျက်ကွက်သော ပမာဏ၏ ၁၀ ရာခိုင်နှုန်းကို နောက်ကျ ပေးဆောင်ခြင်းအတွက် ဒဏ်ကြေးငွေ အဖြစ် ပေးဆောင်ရ မည်။ [အခွန်ဆိုင်ရာ စီမံအုပ်ချုပ်မှု ဥပဒေ ပုဒ်မ ၇၄၊ ပုဒ်မခွဲ (ဃ)]</text:p>
            <text:p text:style-name="P27">၄။ နုတ်ယူထားသော လစာဝင်ငွေခွန်နှင့် စပ်လျဥ်းသည့် အသေးစိတ် အချက်အလက် များကို နုတ်ယူသည့်နေ့မှ (၁၅) ရက်အတွင်း သက်ဆိုင်ရာ အခွန်ရုံးသို့ ပေးပို့ရမည်။ [ဝင်ငွေခွန်စည်းမျဥ်း ၁၄ (ဂ)]</text:p>
          </table:table-cell>
          <table:table-cell table:style-name="Table9.B1" office:value-type="string">
            <text:p text:style-name="P18"/>
          </table:table-cell>
          <table:table-cell table:style-name="Table9.A2" office:value-type="string">
            <text:p text:style-name="P26">၁။ နိုင်ငံခြားသားဖြစ်ပါက နိုင်ငံသားစိစစ်ရေးကတ်ပြား အမှတ်နေရာတွင် Passport No. အားဖော်ပြရန်။</text:p>
            <text:p text:style-name="P33">၂။ ယခင်အခွန်ပေးသွင်းခဲ့သည့် ရုံး/ ယခင် အခွန်ထမ်း မှတ်ပုံတင်အမှတ်ရှိပါက ဖြည့်သွင်းရန်။ မရှိပါက ဖြည့်သွင်းရန် မလို။</text:p>
            <text:p text:style-name="P26">၃။ လစာဝင်ငွေ စုစုပေါင်းစာတိုင်တွင် လအလိုက် ရရှိသည့် လစာနှင့် အခြား ထုတ်ပေးငွေများ ပေါင်း၍ ဖြည့်သွင်းရန် ဖြစ်ပါသည်။</text:p>
            <text:p text:style-name="P26">၄။ အခွန်ငွေပေးသွင်းမှု အထောက်အထား စာတိုင်တွင် ပတခ (e- Payment) -၁ ၏ CCT Notification Reconciliation No. နှင့် ပတခ(e- Payment) -၂ ၏ MPU Reference No. တို့အား ဖြည့်သွင်းရန် ဖြစ်ပါသည်။</text:p>
            <text:p text:style-name="P33">၅။ လက်မှတ်တို စာတိုင်နှင့် နုတ်ယူပေးသွင်းသူ၏ လက်မှတ် နေရာတွင် BOD အဖွဲ့ဝင်တစ်ဦး သို့မဟုတ် အထွေထွေ မန်နေဂျာက လက်မှတ်ရေးထိုးရန် ဖြစ်ပါသည်။</text:p>
          </table:table-cell>
        </table:table-row>
      </table:table>
      <text:p text:style-name="P8"/>
      <text:p text:style-name="P8"/>
      <table:table table:name="Table8" table:style-name="Table8">
        <table:table-column table:style-name="Table8.A"/>
        <table:table-row table:style-name="TableLine2722311413488">
          <table:table-cell table:style-name="Table8.A1" office:value-type="string">
            <text:p text:style-name="P29">မှတ်ချက်။ <text:s/>ဤအထောက်အထားလက်မှတ်အား သာမန်အားဖြင့် တစ်နှစ်လျှင် တစ်ကြိမ်သာ ဝန်ထမ်းသို့ ထုတ်‌ပေးရန် ဖြစ်ပါသည်။ ဝန်ထမ်း က မိမိရုံးတွင် ဆက်လက် <text:s/>လုပ်ကိုင်ခြင်းမရှိပါက လစာနောက်ဆုံးထုတ်ပေးသည့်လအထိသာ ရေးသွင်းရန်ဖြစ်ပြီး ကျန်လများအားကန့်လန့် <text:s text:c="2"/>ဖြတ် မျဥ်း<text:soft-page-break/>ရေးဆွဲ၍ ပယ်ဖျက်ရမည် ဖြစ်ပါသည်။</text:p>
          </table:table-cell>
        </table:table-row>
      </table:table>
      <text:p text:style-name="P48"/>
      <text:p text:style-name="P47"><text:a xlink:type="simple" xlink:href="py3o:///for" text:style-name="Internet_20_link" text:visited-style-name="Visited_20_Internet_20_Link"><text:span text:style-name="T3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" svg:font-family="'Lohit Devanagari'"/>
    <style:font-face style:name="Liberation Serif" svg:font-family="'Liberation Serif'" style:font-family-generic="roman" style:font-pitch="variable"/>
    <style:font-face style:name="Pyidaungsu1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stroke-dash draw:name="Dashed_20__28_var_29_" draw:display-name="Dashed (var)" draw:style="rect" draw:dots1="1" draw:dots1-length="112%" draw:distance="72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547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5" loext:min-decimal-places="5" number:min-integer-digits="1" number:grouping="true"/>
    </number:number-style>
    <number:number-style style:name="N10121" number:language="en" number:country="US" number:title="User-defined">
      <number:number number:decimal-places="5" loext:min-decimal-places="5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3299in" fo:margin-bottom="0.3299in" fo:margin-left="0.4098in" fo:margin-right="0.30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10-25T14:16:25.310654383</meta:creation-date>
    <meta:generator>LibreOffice/6.4.7.2$Windows_X86_64 LibreOffice_project/639b8ac485750d5696d7590a72ef1b496725cfb5</meta:generator>
    <dc:date>2022-11-25T13:31:33.632000000</dc:date>
    <meta:editing-duration>P1DT19H14M20S</meta:editing-duration>
    <meta:editing-cycles>980</meta:editing-cycles>
    <meta:document-statistic meta:table-count="7" meta:image-count="0" meta:object-count="0" meta:page-count="4" meta:paragraph-count="121" meta:word-count="411" meta:character-count="2590" meta:non-whitespace-character-count="2256"/>
  </office:meta>
</office:document-meta>
</file>